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officeooo:paragraph-rsid="0024283f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1.249cm" fo:margin-right="0cm" fo:margin-top="0.159cm" fo:margin-bottom="0cm" loext:contextual-spacing="false" fo:text-indent="0cm" style:auto-text-indent="false"/>
    </style:style>
    <style:style style:name="P6" style:family="paragraph" style:parent-style-name="Text_20_body">
      <style:paragraph-properties fo:margin-left="1.249cm" fo:margin-right="0cm" fo:margin-top="0.159cm" fo:margin-bottom="0cm" loext:contextual-spacing="false" fo:text-indent="0cm" style:auto-text-indent="false"/>
      <style:text-properties style:font-name="Courier New1" fo:font-size="11pt" style:font-size-asian="11pt" style:font-size-complex="11pt"/>
    </style:style>
    <style:style style:name="P7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1.249cm" fo:margin-right="0cm" fo:margin-top="0cm" fo:margin-bottom="0cm" loext:contextual-spacing="false" fo:orphans="2" fo:widows="2" fo:text-indent="0cm" style:auto-text-indent="false"/>
      <style:text-properties fo:font-size="8pt" style:font-size-asian="8pt" style:font-size-complex="8pt"/>
    </style:style>
    <style:style style:name="P9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style:font-size-asian="11pt" style:font-size-complex="11pt"/>
    </style:style>
    <style:style style:name="P10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officeooo:rsid="002172f5" style:font-size-asian="11pt" style:font-size-complex="11pt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officeooo:rsid="0021d8ba" officeooo:paragraph-rsid="0021d8ba" style:font-size-asian="11pt" style:font-size-complex="11pt"/>
    </style:style>
    <style:style style:name="P12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fo:font-weight="bold" officeooo:rsid="0021d8ba" officeooo:paragraph-rsid="00221ed0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fo:font-weight="bold" officeooo:rsid="0021d8ba" officeooo:paragraph-rsid="0021d8ba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8pt" officeooo:rsid="0021d8ba" officeooo:paragraph-rsid="0021d8ba" style:font-size-asian="8pt" style:font-size-complex="8pt"/>
    </style:style>
    <style:style style:name="P15" style:family="paragraph" style:parent-style-name="Text_20_body">
      <style:paragraph-properties fo:margin-left="1.249cm" fo:margin-right="0cm" fo:margin-top="0cm" fo:margin-bottom="0cm" loext:contextual-spacing="false" fo:text-indent="0cm" style:auto-text-indent="false" fo:break-before="page"/>
      <style:text-properties style:font-name="Courier New1" fo:font-size="11pt" officeooo:rsid="0021d8ba" officeooo:paragraph-rsid="0021d8ba" style:font-size-asian="11pt" style:font-size-complex="11pt"/>
    </style:style>
    <style:style style:name="P16" style:family="paragraph" style:parent-style-name="Text_20_body">
      <style:paragraph-properties fo:margin-left="1.249cm" fo:margin-right="0cm" fo:margin-top="0cm" fo:margin-bottom="0cm" loext:contextual-spacing="false" fo:text-indent="0cm" style:auto-text-indent="false" fo:break-before="page"/>
      <style:text-properties style:font-name="Courier New1" fo:font-size="8pt" officeooo:rsid="0021d8ba" officeooo:paragraph-rsid="0021d8ba" style:font-size-asian="8pt" style:font-size-complex="8pt"/>
    </style:style>
    <style:style style:name="P17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8" style:family="paragraph" style:parent-style-name="Heading_20_4">
      <style:paragraph-properties fo:margin-left="1.249cm" fo:margin-right="0cm" fo:margin-top="0cm" fo:margin-bottom="0cm" loext:contextual-spacing="false" fo:text-indent="0cm" style:auto-text-indent="false"/>
      <style:text-properties fo:font-variant="normal" fo:text-transform="none" style:font-name="medium-content-sans-serif-font" fo:font-size="11pt" fo:font-style="normal" fo:font-weight="bold" officeooo:rsid="0021d8ba" officeooo:paragraph-rsid="0021d8ba" style:font-size-asian="11pt" style:font-size-complex="11pt"/>
    </style:style>
    <style:style style:name="P19" style:family="paragraph" style:parent-style-name="Text_20_body">
      <style:paragraph-properties fo:margin-left="1.249cm" fo:margin-right="0cm" fo:margin-top="0.767cm" fo:margin-bottom="0cm" loext:contextual-spacing="false" fo:text-indent="0cm" style:auto-text-indent="false"/>
    </style:style>
    <style:style style:name="P20" style:family="paragraph" style:parent-style-name="Text_20_body">
      <style:paragraph-properties fo:margin-left="1.249cm" fo:margin-right="0cm" fo:orphans="2" fo:widows="2" fo:text-indent="0cm" style:auto-text-indent="false"/>
    </style:style>
    <style:style style:name="P21" style:family="paragraph" style:parent-style-name="Preformatted_20_Text">
      <style:paragraph-properties fo:margin-left="1.249cm" fo:margin-right="0cm" fo:orphans="2" fo:widows="2" fo:text-indent="0cm" style:auto-text-indent="false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22" style:family="paragraph" style:parent-style-name="Standard">
      <style:paragraph-properties fo:margin-left="1.249cm" fo:margin-right="0cm" fo:text-indent="0cm" style:auto-text-indent="false"/>
    </style:style>
    <style:style style:name="P23" style:family="paragraph" style:parent-style-name="Standard">
      <style:paragraph-properties fo:margin-left="1.249cm" fo:margin-right="0cm" fo:orphans="2" fo:widows="2" fo:text-indent="0cm" style:auto-text-indent="false"/>
    </style:style>
    <style:style style:name="P24" style:family="paragraph" style:parent-style-name="Text_20_body">
      <style:paragraph-properties fo:margin-left="1.249cm" fo:margin-right="0cm" fo:margin-top="0.767cm" fo:margin-bottom="0cm" loext:contextual-spacing="false" fo:text-indent="0cm" style:auto-text-indent="false"/>
      <style:text-properties style:font-name="Courier New1" fo:font-size="11pt" style:font-size-asian="11pt" style:font-size-complex="11pt"/>
    </style:style>
    <style:style style:name="P25" style:family="paragraph" style:parent-style-name="Text_20_body">
      <style:paragraph-properties fo:margin-left="1.249cm" fo:margin-right="0cm" fo:margin-top="0.767cm" fo:margin-bottom="0cm" loext:contextual-spacing="false" fo:text-indent="0cm" style:auto-text-indent="false" fo:break-before="page"/>
      <style:text-properties style:font-name="Courier New1" fo:font-size="11pt" style:font-size-asian="11pt" style:font-size-complex="11pt"/>
    </style:style>
    <style:style style:name="P26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8pt" style:font-size-asian="8pt" style:font-size-complex="8pt"/>
    </style:style>
    <style:style style:name="P27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style:font-name="Courier New1" fo:font-size="11pt" officeooo:rsid="002172f5" officeooo:paragraph-rsid="002172f5" style:font-size-asian="11pt" style:font-size-complex="11pt"/>
    </style:style>
    <style:style style:name="P28" style:family="paragraph" style:parent-style-name="Text_20_body" style:list-style-name="L1">
      <style:paragraph-properties fo:margin-left="1.249cm" fo:margin-right="0cm" fo:margin-top="0cm" fo:margin-bottom="0cm" loext:contextual-spacing="false" fo:orphans="2" fo:widows="2" fo:text-indent="0cm" style:auto-text-indent="false" fo:padding="0cm" fo:border="none"/>
      <style:text-properties officeooo:paragraph-rsid="002172f5"/>
    </style:style>
    <style:style style:name="P29" style:family="paragraph" style:parent-style-name="Text_20_body">
      <style:paragraph-properties fo:margin-left="1.249cm" fo:margin-right="0cm" fo:orphans="2" fo:widows="2" fo:text-indent="0cm" style:auto-text-indent="false"/>
      <style:text-properties style:font-name="Courier New1" fo:font-size="11pt" style:font-size-asian="11pt" style:font-size-complex="11pt"/>
    </style:style>
    <style:style style:name="P30" style:family="paragraph" style:parent-style-name="Text_20_body" style:list-style-name="L1">
      <style:paragraph-properties fo:margin-left="1.249cm" fo:margin-right="0cm" fo:margin-top="0cm" fo:margin-bottom="0.37cm" loext:contextual-spacing="false" fo:orphans="2" fo:widows="2" fo:text-indent="0cm" style:auto-text-indent="false" fo:padding="0cm" fo:border="none"/>
    </style:style>
    <style:style style:name="P31" style:family="paragraph" style:parent-style-name="Heading_20_1">
      <style:text-properties officeooo:rsid="001deb6a" officeooo:paragraph-rsid="001deb6a"/>
    </style:style>
    <style:style style:name="P32" style:family="paragraph" style:parent-style-name="Heading_20_1" style:master-page-name="First_20_Page">
      <style:paragraph-properties style:page-number="auto"/>
      <style:text-properties officeooo:rsid="001f9118" officeooo:paragraph-rsid="001f9118"/>
    </style:style>
    <style:style style:name="P33" style:family="paragraph" style:parent-style-name="Standard">
      <style:paragraph-properties fo:margin-left="1.249cm" fo:margin-right="0cm" fo:margin-top="0cm" fo:margin-bottom="0cm" loext:contextual-spacing="false" fo:orphans="2" fo:widows="2" fo:text-indent="0cm" style:auto-text-indent="false"/>
      <style:text-properties style:font-name="Courier New1" fo:font-size="8pt" style:font-size-asian="8pt" style:font-size-complex="8pt"/>
    </style:style>
    <style:style style:name="P34" style:family="paragraph" style:parent-style-name="Standard">
      <style:paragraph-properties fo:margin-left="1.249cm" fo:margin-right="0cm" fo:orphans="2" fo:widows="2" fo:text-indent="0cm" style:auto-text-indent="false"/>
      <style:text-properties style:font-name="Courier New1" fo:font-size="11pt" style:font-size-asian="11pt" style:font-size-complex="11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9118"/>
    </style:style>
    <style:style style:name="T5" style:family="text">
      <style:text-properties fo:font-variant="normal" fo:text-transform="none" style:font-name="Menlo" fo:font-size="12pt" fo:letter-spacing="normal" fo:font-style="normal" fo:font-weight="normal"/>
    </style:style>
    <style:style style:name="T6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font-name="Courier New1" fo:font-size="11pt" fo:letter-spacing="normal" fo:font-style="normal" fo:font-weight="normal" officeooo:rsid="002172f5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urier New1" fo:font-size="11pt" fo:letter-spacing="normal" fo:font-style="normal" fo:font-weight="bold" style:font-size-asian="11pt" style:font-size-complex="11pt"/>
    </style:style>
    <style:style style:name="T9" style:family="text">
      <style:text-properties fo:font-variant="normal" fo:text-transform="none" style:font-name="Courier New1" fo:font-size="11pt" fo:letter-spacing="normal" fo:font-style="normal" fo:font-weight="bold" officeooo:rsid="0020559d" style:font-size-asian="11pt" style:font-size-complex="11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1" fo:font-size="11pt" style:font-size-asian="11pt" style:font-size-complex="11pt"/>
    </style:style>
    <style:style style:name="T13" style:family="text">
      <style:text-properties style:font-name="Courier New1" fo:font-size="11pt" officeooo:rsid="0021d8ba" style:font-size-asian="11pt" style:font-size-complex="11pt"/>
    </style:style>
    <style:style style:name="T14" style:family="text">
      <style:text-properties style:font-name="Courier New1" fo:font-size="11pt" fo:font-weight="bold" style:font-size-asian="11pt" style:font-size-complex="11pt"/>
    </style:style>
    <style:style style:name="T15" style:family="text">
      <style:text-properties style:font-name="Courier New1" fo:font-size="11pt" fo:font-weight="bold" officeooo:rsid="002084c1" style:font-size-asian="11pt" style:font-size-complex="11pt"/>
    </style:style>
    <style:style style:name="T16" style:family="text">
      <style:text-properties style:font-name="Courier New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Courier New1" fo:font-size="11pt" fo:font-weight="normal" officeooo:rsid="002172f5" style:font-size-asian="11pt" style:font-weight-asian="normal" style:font-size-complex="11pt" style:font-weight-complex="normal"/>
    </style:style>
    <style:style style:name="T18" style:family="text">
      <style:text-properties style:font-name="Courier New1" fo:font-size="8pt" officeooo:rsid="0021d8ba" style:font-size-asian="8pt" style:font-size-complex="8pt"/>
    </style:style>
    <style:style style:name="T19" style:family="text">
      <style:text-properties officeooo:rsid="0020b7d9"/>
    </style:style>
    <style:style style:name="T20" style:family="text">
      <style:text-properties officeooo:rsid="002172f5"/>
    </style:style>
    <style:style style:name="T21" style:family="text">
      <style:text-properties officeooo:rsid="00221ed0"/>
    </style:style>
    <style:style style:name="T22" style:family="text">
      <style:text-properties officeooo:rsid="0022da61"/>
    </style:style>
    <style:style style:name="T23" style:family="text">
      <style:text-properties officeooo:rsid="0024283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3979769" text:style-name="Outline">
        <text:list-item>
          <text:h text:style-name="P32" text:outline-level="1">ListView Completo</text:h>
        </text:list-item>
        <text:list-item>
          <text:h text:style-name="P3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text:a xlink:type="simple" xlink:href="https://medium.com/@dev.n/flutter-listview-and-scrollphysics-a-detailed-look-7f0912df2754" text:style-name="Internet_20_link" text:visited-style-name="Visited_20_Internet_20_Link"><text:span text:style-name="T4">Listview completo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2058742136886" text:continue-numbering="true" text:style-name="Outline">
        <text:list-item>
          <text:list>
            <text:list-item>
              <text:h text:style-name="Heading_20_2" text:outline-level="2">Tipos de ListView</text:h>
              <text:list>
                <text:list-item>
                  <text:h text:style-name="Heading_20_3" text:outline-level="3">ListView</text:h>
                </text:list-item>
              </text:list>
            </text:list-item>
          </text:list>
        </text:list-item>
      </text:list>
      <text:p text:style-name="P5"><text:bookmark text:name="f8f1"/>Este es el constructor predeterminado de la clase ListView. Un ListView simplemente toma una lista de niños y la hace desplazable.</text:p>
      <text:p text:style-name="P4"/>
      <text:p text:style-name="Standard"/>
      <text:p text:style-name="P17">ListView(</text:p>
      <text:p text:style-name="P17"><text:s text:c="2"/>children: &lt;Widget&gt;[</text:p>
      <text:p text:style-name="P17"><text:s text:c="4"/>ItemOne(),</text:p>
      <text:p text:style-name="P17"><text:s text:c="4"/>ItemTwo(),</text:p>
      <text:p text:style-name="P17"><text:s text:c="4"/>ItemThree(),</text:p>
      <text:p text:style-name="P17"><text:s text:c="2"/>],</text:p>
      <text:p text:style-name="P17">),</text:p>
      <text:p text:style-name="P22"><text:span text:style-name="T6">Por lo general, esto debe usarse con un </text:span><text:span text:style-name="Strong_20_Emphasis"><text:span text:style-name="T8">número pequeño de </text:span></text:span><text:span text:style-name="Strong_20_Emphasis"><text:span text:style-name="T9">hijos</text:span></text:span><text:span text:style-name="Strong_20_Emphasis"><text:span text:style-name="T8">,</text:span></text:span><text:span text:style-name="T6">ya que la Lista también construirá los elementos invisibles en la lista y una gran cantidad de elementos puede hacer que esto sea ineficiente.</text:span><text:span text:style-name="T5"> </text:span></text:p>
      <text:list xml:id="list2057748701861" text:continue-numbering="true" text:style-name="Outline">
        <text:list-item>
          <text:list>
            <text:list-item>
              <text:list>
                <text:list-item>
                  <text:h text:style-name="Heading_20_3" text:outline-level="3">ListView.builder</text:h>
                </text:list-item>
              </text:list>
            </text:list-item>
          </text:list>
        </text:list-item>
      </text:list>
      <text:p text:style-name="P23"><text:span text:style-name="T6">El constructor builder () construye una lista de elementos que se repite.El constructor toma dos parámetros principales: un </text:span><text:span text:style-name="Strong_20_Emphasis"><text:span text:style-name="T8">itemCount </text:span></text:span><text:span text:style-name="T6">para el número de elementos en la lista y un </text:span><text:span text:style-name="Strong_20_Emphasis"><text:span text:style-name="T8">itemBuilder </text:span></text:span><text:span text:style-name="T6">para construir cada elemento de la lista.</text:span><text:span text:style-name="T12"> </text:span></text:p>
      <text:p text:style-name="P21"/>
      <text:p text:style-name="P33">ListView.builder ( </text:p>
      <text:p text:style-name="P33"><text:s text:c="2"/>itemCount: itemCount, </text:p>
      <text:p text:style-name="P33"><text:s text:c="2"/>itemBuilder: (context, position) { </text:p>
      <text:p text:style-name="P33"><text:s text:c="4"/>return listItem (); </text:p>
      <text:p text:style-name="P33"><text:s text:c="2"/>}, </text:p>
      <text:p text:style-name="P33">),</text:p>
      <text:p text:style-name="P33"/>
      <text:p text:style-name="P8"><text:bookmark text:name="5d6a"/><text:span text:style-name="T12">Los elementos de la lista se </text:span><text:span text:style-name="Strong_20_Emphasis"><text:span text:style-name="T14">construyen perezosamente</text:span></text:span><text:span text:style-name="Strong_20_Emphasis"><text:span text:style-name="T15">(lazily)</text:span></text:span><text:span text:style-name="T12">, lo que significa que solo se </text:span><text:span text:style-name="Strong_20_Emphasis"><text:span text:style-name="T14">construye</text:span></text:span><text:span text:style-name="T12"> un número específico de elementos de la lista y cuando un usuario se desplaza hacia adelante, los anteriores se destruyen.</text:span></text:p>
      <text:p text:style-name="P19"><text:bookmark text:name="0f1b"/><text:span text:style-name="Strong_20_Emphasis"><text:span text:style-name="T14">Buen truco</text:span></text:span><text:span text:style-name="T12"> : dado que los elementos se cargan de forma perezosa y solo se carga el número necesario de elementos, no necesitamos realmente un itemCount como parámetro obligatorio y la lista puede ser </text:span><text:span text:style-name="Strong_20_Emphasis"><text:span text:style-name="T14">infinita</text:span></text:span><text:span text:style-name="T12"> .</text:span></text:p>
      <text:p text:style-name="P24"/>
      <text:p text:style-name="P25"/>
      <text:p text:style-name="P26">ListView.builder(</text:p>
      <text:p text:style-name="P26"><text:s text:c="2"/>itemBuilder: (context, position) {</text:p>
      <text:p text:style-name="P26"><text:s text:c="4"/>return Card(</text:p>
      <text:p text:style-name="P26"><text:s text:c="6"/>child: Padding(</text:p>
      <text:p text:style-name="P26"><text:s text:c="8"/>padding: const EdgeInsets.all(16.0),</text:p>
      <text:p text:style-name="P26"><text:s text:c="8"/>child: Text(position.toString(), style: TextStyle(fontSize: 22.0),),</text:p>
      <text:p text:style-name="P26"><text:s text:c="6"/>),</text:p>
      <text:p text:style-name="P26"><text:s text:c="4"/>);</text:p>
      <text:p text:style-name="P26"><text:s text:c="2"/>},</text:p>
      <text:p text:style-name="P26">),</text:p>
      <text:p text:style-name="P33"/>
      <text:list xml:id="list2058951250648" text:continue-numbering="true" text:style-name="Outline">
        <text:list-item>
          <text:list>
            <text:list-item>
              <text:list>
                <text:list-item>
                  <text:h text:style-name="Heading_20_3" text:outline-level="3">ListView.separated</text:h>
                </text:list-item>
              </text:list>
            </text:list-item>
          </text:list>
        </text:list-item>
      </text:list>
      <text:p text:style-name="P23"><text:span text:style-name="T6">En el constructor separado (), generamos una lista y podemos </text:span><text:span text:style-name="Strong_20_Emphasis"><text:span text:style-name="T8">especificar el separador </text:span></text:span><text:span text:style-name="T6">entre cada elemento.</text:span><text:span text:style-name="T12"> </text:span></text:p>
      <text:p text:style-name="P20"><text:bookmark text:name="c085"/><text:span text:style-name="T12">En esencia, </text:span><text:span text:style-name="Strong_20_Emphasis"><text:span text:style-name="T14">construimos dos listas entretejidas</text:span></text:span><text:span text:style-name="T12"> : una como la lista principal, una como la lista separadora.</text:span></text:p>
      <text:p text:style-name="P19"><text:bookmark text:name="98e5"/>Tenga en cuenta que el recuento infinito descrito en el constructor anterior no se puede usar aquí y este constructor aplica un itemCount.</text:p>
      <text:p text:style-name="P7">ListView.separated ( </text:p>
      <text:p text:style-name="P7"><text:s text:c="6"/>itemBuilder: (context, position) { </text:p>
      <text:p text:style-name="P7"><text:s text:c="8"/>return ListItem (); </text:p>
      <text:p text:style-name="P7"><text:s text:c="6"/>}, </text:p>
      <text:p text:style-name="P7"><text:s text:c="6"/>separatorBuilder: (context, position) { </text:p>
      <text:p text:style-name="P7"><text:s text:c="8"/>return SeparatorItem (); </text:p>
      <text:p text:style-name="P7"><text:s text:c="6"/>}, </text:p>
      <text:p text:style-name="P7"><text:s text:c="6"/>itemCount: itemCount,</text:p>
      <text:p text:style-name="P7"><text:s/>),</text:p>
      <text:p text:style-name="P29"><text:bookmark text:name="2323"/>Este tipo de lista le permite definir dinámicamente los separadores, tener diferentes tipos de separadores para diferentes tipos de elementos, agregar o eliminar separadores cuando sea necesario, etc.</text:p>
      <text:p text:style-name="P19"><text:bookmark text:name="a30c"/>Esta implementación también se puede utilizar para <text:span text:style-name="Strong_20_Emphasis"><text:span text:style-name="T10">insertar otros tipos de elementos</text:span></text:span> <text:span text:style-name="T19">(</text:span>anuncios, por ejemplo) fácilmente y sin ninguna modificación a la lista principal en medio de los elementos de la lista.</text:p>
      <text:p text:style-name="P19"><text:span text:style-name="Strong_20_Emphasis"><text:span text:style-name="T8">Nota</text:span></text:span><text:span text:style-name="T6">: La longitud de la lista de separadores es </text:span><text:span text:style-name="Strong_20_Emphasis"><text:span text:style-name="T8">1 menos </text:span></text:span><text:span text:style-name="T6">que la lista de elementos, ya que no existe un separador después del último elemento.</text:span><text:span text:style-name="T12"> </text:span></text:p>
      <text:p text:style-name="P34"/>
      <text:p text:style-name="P34"/>
      <text:p text:style-name="P34"/>
      <text:list xml:id="list20572175603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ListView.custom</text:h>
                </text:list-item>
              </text:list>
            </text:list-item>
          </text:list>
        </text:list-item>
      </text:list>
      <text:p text:style-name="P6"><text:span text:style-name="T20">El constructor</text:span> custom() <text:span text:style-name="T20">tal como su nombre sugiere</text:span>, <text:span text:style-name="T20">deja construir ListView con funcionalidad personalidizada de cono se construyen los elementos segundarios</text:span>. <text:span text:style-name="T20">El principal parámetro requerido es </text:span>SliverChildDelegate <text:span text:style-name="T20">que construye los itemes .Los principales tipos son</text:span></text:p>
      <text:list xml:id="list811509005" text:style-name="L1">
        <text:list-item>
          <text:p text:style-name="P30"><text:bookmark text:name="1e74"/><text:span text:style-name="Strong_20_Emphasis"><text:span text:style-name="T8">SliverChildListDelegate</text:span></text:span><text:span text:style-name="Strong_20_Emphasis"><text:span text:style-name="T7"> Acepta una lista de hijos</text:span></text:span></text:p>
        </text:list-item>
        <text:list-item>
          <text:p text:style-name="P28"><text:bookmark text:name="78e7"/><text:span text:style-name="Strong_20_Emphasis"><text:span text:style-name="T8">SliverChildBuilderDelegate </text:span></text:span><text:span text:style-name="Strong_20_Emphasis"><text:span text:style-name="T7">acepta una fx IndexedWidgetBuilder</text:span></text:span></text:p>
        </text:list-item>
      </text:list>
      <text:p text:style-name="P27">Uno puede usar ya sea uns a</text:p>
      <text:p text:style-name="P9"><text:bookmark text:name="8323"/>You can either use or subclass these for building your own delegates.</text:p>
      <text:p text:style-name="P7"><text:bookmark text:name="9f01"/><text:span text:style-name="Strong_20_Emphasis"><text:span text:style-name="T16">ListView.builder </text:span></text:span><text:span text:style-name="Strong_20_Emphasis"><text:span text:style-name="T17">es </text:span></text:span><text:span text:style-name="Strong_20_Emphasis"><text:span text:style-name="T16">ListView.custom </text:span></text:span><text:span text:style-name="Strong_20_Emphasis"><text:span text:style-name="T17">con un</text:span></text:span><text:span text:style-name="Strong_20_Emphasis"><text:span text:style-name="T16">SliverChildBuilderDelegate.</text:span></text:span></text:p>
      <text:p text:style-name="P7"><text:span text:style-name="Strong_20_Emphasis"><text:span text:style-name="T17">El </text:span></text:span><text:span text:style-name="Strong_20_Emphasis"><text:span text:style-name="T16"><text:s/></text:span></text:span><text:span text:style-name="Strong_20_Emphasis"><text:span text:style-name="T17">constructor de </text:span></text:span><text:span text:style-name="Strong_20_Emphasis"><text:span text:style-name="T16">ListView </text:span></text:span><text:span text:style-name="Strong_20_Emphasis"><text:span text:style-name="T17">por defecto es similar a </text:span></text:span><text:span text:style-name="Strong_20_Emphasis"><text:span text:style-name="T16"><text:s/>ListView.custom </text:span></text:span><text:span text:style-name="Strong_20_Emphasis"><text:span text:style-name="T17">con un</text:span></text:span><text:span text:style-name="Strong_20_Emphasis"><text:span text:style-name="T16"> SliverChildListDelegate.</text:span></text:span></text:p>
      <text:p text:style-name="P10"/>
      <text:list xml:id="list2058525780020" text:continue-list="list2057217560323" text:style-name="Outline">
        <text:list-item>
          <text:list>
            <text:list-item>
              <text:h text:style-name="Heading_20_2" text:outline-level="2">scroll Físico</text:h>
            </text:list-item>
          </text:list>
        </text:list-item>
      </text:list>
      <text:p text:style-name="P11">Para controlar la forma en que se realiza el desplazamiento, establecemos el parámetro <text:span text:style-name="T21">físico</text:span> en el constructor ListView. Los diferentes tipos de física son:</text:p>
      <text:p text:style-name="P11"/>
      <text:p text:style-name="P12">NeverScrollablePhysics</text:p>
      <text:p text:style-name="P11">NeverScrollablePhysics hace que la lista <text:span text:style-name="T11">no</text:span> sea desplazable . Use esto para deshabilitar completamente el desplazamiento de ListView.</text:p>
      <text:p text:style-name="P11"/>
      <text:p text:style-name="P13">BouncingScrollPhysics</text:p>
      <text:p text:style-name="P11">BouncingScrollPhysics recupera la lista cuando la lista termina. Un efecto similar se utiliza en iOS.</text:p>
      <text:p text:style-name="P11"/>
      <text:p text:style-name="P13">ClampingScrollPhysics</text:p>
      <text:p text:style-name="P11">Esta es la física de desplazamiento predeterminada utilizada en Android. La lista se detiene al final y da un efecto que lo indica.</text:p>
      <text:p text:style-name="P11"/>
      <text:h text:style-name="P18" text:outline-level="4"><text:bookmark text:name="528b"/>FixedExtentScrollPhysics</text:h>
      <text:p text:style-name="P11">Esto es ligeramente diferente a los otros en esta lista en el sentido de que solo funciona con FixedExtendScrollControllers y las listas que los usan. Para un ejemplo, tomaremos un ListWheelScrollView que hace una lista similar a una rueda.</text:p>
      <text:p text:style-name="P11"/>
      <text:p text:style-name="P11">FixedExtentScrollPhysics solo se desplaza a los elementos en lugar de cualquier desplazamiento en el medio .</text:p>
      <text:p text:style-name="P11"/>
      <text:p text:style-name="P11"/>
      <text:p text:style-name="P11"/>
      <text:p text:style-name="P15"/>
      <text:p text:style-name="P16">FixedExtentScrollController fixedExtentScrollController =</text:p>
      <text:p text:style-name="P14"><text:s text:c="4"/>new FixedExtentScrollController();</text:p>
      <text:p text:style-name="P14">ListWheelScrollView(</text:p>
      <text:p text:style-name="P14"><text:s text:c="2"/>controller: fixedExtentScrollController,</text:p>
      <text:p text:style-name="P14"><text:s text:c="2"/>physics: FixedExtentScrollPhysics(),</text:p>
      <text:p text:style-name="P14"><text:s text:c="2"/>children: monthsOfTheYear.map((month) {</text:p>
      <text:p text:style-name="P14"><text:s text:c="4"/>return Card(</text:p>
      <text:p text:style-name="P14"><text:s text:c="8"/>child: Row(</text:p>
      <text:p text:style-name="P14"><text:s text:c="6"/>children: &lt;Widget&gt;[</text:p>
      <text:p text:style-name="P14"><text:s text:c="8"/>Expanded(</text:p>
      <text:p text:style-name="P14"><text:s text:c="12"/>child: Padding(</text:p>
      <text:p text:style-name="P14"><text:s text:c="10"/>padding: const EdgeInsets.all(8.0),</text:p>
      <text:p text:style-name="P14"><text:s text:c="10"/>child: Text(</text:p>
      <text:p text:style-name="P14"><text:s text:c="12"/>month,</text:p>
      <text:p text:style-name="P14"><text:s text:c="12"/>style: TextStyle(fontSize: 18.0),</text:p>
      <text:p text:style-name="P14"><text:s text:c="10"/>),</text:p>
      <text:p text:style-name="P14"><text:s text:c="8"/>)),</text:p>
      <text:p text:style-name="P14"><text:s text:c="6"/>],</text:p>
      <text:p text:style-name="P14"><text:s text:c="4"/>));</text:p>
      <text:p text:style-name="P14"><text:s text:c="2"/>}).toList(),</text:p>
      <text:p text:style-name="P14"><text:s text:c="2"/>itemExtent: 60.0,</text:p>
      <text:p text:style-name="P14">),</text:p>
      <text:p text:style-name="P14"/>
      <text:list xml:id="list20575320753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2">Cómo se guardan los elementos destruidos en una lista</text:span>?</text:h>
                </text:list-item>
              </text:list>
            </text:list-item>
          </text:list>
        </text:list-item>
      </text:list>
      <text:p text:style-name="P11">Flutter provides a KeepAlive() widget which keeps an item alive which would have otherwise be destroyed. In a list, elements are wrapped by default in a AutomaticKeepAlive widget.</text:p>
      <text:p text:style-name="P14"/>
      <text:list xml:id="list205891212152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3">Por <text:s/>que hay espacio entre listvie y el outer widget </text:span>?</text:h>
                </text:list-item>
              </text:list>
            </text:list-item>
          </text:list>
        </text:list-item>
      </text:list>
      <text:p text:style-name="P3"><text:tab/><text:span text:style-name="T23">Para remover esto</text:span><text:span text:style-name="T18"> </text:span><text:span text:style-name="T13">set padding to EdgeInsets.all(0.0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1-03T13:05:53.682000000</meta:creation-date>
    <meta:editing-duration>PT2H10M5S</meta:editing-duration>
    <meta:generator>LibreOffice/6.1.3.2$Windows_X86_64 LibreOffice_project/86daf60bf00efa86ad547e59e09d6bb77c699acb</meta:generator>
    <dc:date>2018-11-03T15:47:08.597000000</dc:date>
    <meta:document-statistic meta:table-count="0" meta:image-count="0" meta:object-count="0" meta:page-count="6" meta:paragraph-count="101" meta:word-count="715" meta:character-count="5272" meta:non-whitespace-character-count="44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